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6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0"/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08"/>
    <style:style style:name="T1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2014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3">
          <table:table-cell table:style-name="ce1" office:value-type="string">
            <text:p>Datum</text:p>
          </table:table-cell>
          <table:table-cell table:style-name="ce4" office:value-type="string">
            <text:p>Plna cena s DPH</text:p>
            <text:p><text:span text:style-name="T1">(sucet blockov za mesiac)</text:span></text:p>
          </table:table-cell>
          <table:table-cell table:style-name="ce6" office:value-type="string">
            <text:p>80% plnej ceny s DPH</text:p>
            <text:p><text:span text:style-name="T1">(vlozit do nakladov)</text:span></text:p>
          </table:table-cell>
          <table:table-cell table:style-name="ce4" office:value-type="string">
            <text:p>Plna cena bez DPH</text:p>
            <text:p><text:span text:style-name="T1">(zaklad dane)</text:span></text:p>
          </table:table-cell>
          <table:table-cell table:style-name="ce4" office:value-type="string">
            <text:p>DPH</text:p>
            <text:p><text:span text:style-name="T1">(vyska dane)</text:span></text:p>
          </table:table-cell>
          <table:table-cell table:style-name="ce4" office:value-type="string">
            <text:p>80% s DPH</text:p>
            <text:p><text:span text:style-name="T1">(odpocitana dan)</text:span></text:p>
          </table:table-cell>
          <table:table-cell table:number-columns-repeated="1018"/>
        </table:table-row>
        <table:table-row table:style-name="ro2">
          <table:table-cell office:value-type="string">
            <text:p>07/2014</text:p>
          </table:table-cell>
          <table:table-cell office:value-type="float" office:value="279.98">
            <text:p>279,98</text:p>
          </table:table-cell>
          <table:table-cell table:style-name="ce7" table:formula="of:=[.B2]*0.8" office:value-type="float" office:value="223.984">
            <text:p>223,9840</text:p>
          </table:table-cell>
          <table:table-cell table:style-name="ce7" table:formula="of:=[.B2]/1.2" office:value-type="float" office:value="233.316666666667">
            <text:p>233,3167</text:p>
          </table:table-cell>
          <table:table-cell table:style-name="ce7" table:formula="of:=[.B2]-[.D2]" office:value-type="float" office:value="46.6633333333333">
            <text:p>46,6633</text:p>
          </table:table-cell>
          <table:table-cell table:style-name="ce7" table:formula="of:=[.E2]*0.8" office:value-type="float" office:value="37.3306666666667">
            <text:p>37,3307</text:p>
          </table:table-cell>
          <table:table-cell table:number-columns-repeated="1018"/>
        </table:table-row>
        <table:table-row table:style-name="ro2">
          <table:table-cell office:value-type="string">
            <text:p>08/2014</text:p>
          </table:table-cell>
          <table:table-cell office:value-type="float" office:value="205.67">
            <text:p>205,67</text:p>
          </table:table-cell>
          <table:table-cell table:style-name="ce7" table:formula="of:=[.B3]*0.8" office:value-type="float" office:value="164.536">
            <text:p>164,5360</text:p>
          </table:table-cell>
          <table:table-cell table:style-name="ce7" table:formula="of:=[.B3]/1.2" office:value-type="float" office:value="171.391666666667">
            <text:p>171,3917</text:p>
          </table:table-cell>
          <table:table-cell table:style-name="ce7" table:formula="of:=[.B3]-[.D3]" office:value-type="float" office:value="34.2783333333333">
            <text:p>34,2783</text:p>
          </table:table-cell>
          <table:table-cell table:style-name="ce7" table:formula="of:=[.E3]*0.8" office:value-type="float" office:value="27.4226666666667">
            <text:p>27,4227</text:p>
          </table:table-cell>
          <table:table-cell table:number-columns-repeated="1018"/>
        </table:table-row>
        <table:table-row table:style-name="ro2">
          <table:table-cell office:value-type="string">
            <text:p>09/2014</text:p>
          </table:table-cell>
          <table:table-cell office:value-type="float" office:value="169.96">
            <text:p>169,96</text:p>
          </table:table-cell>
          <table:table-cell table:style-name="ce7" table:formula="of:=[.B4]*0.8" office:value-type="float" office:value="135.968">
            <text:p>135,9680</text:p>
          </table:table-cell>
          <table:table-cell table:style-name="ce7" table:formula="of:=[.B4]/1.2" office:value-type="float" office:value="141.633333333333">
            <text:p>141,6333</text:p>
          </table:table-cell>
          <table:table-cell table:style-name="ce7" table:formula="of:=[.B4]-[.D4]" office:value-type="float" office:value="28.3266666666667">
            <text:p>28,3267</text:p>
          </table:table-cell>
          <table:table-cell table:style-name="ce7" table:formula="of:=[.E4]*0.8" office:value-type="float" office:value="22.6613333333333">
            <text:p>22,661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umar 3. Kvartal</text:p>
          </table:table-cell>
          <table:table-cell table:style-name="ce5" table:formula="of:=SUM([.B2:.B4])" office:value-type="float" office:value="655.61">
            <text:p>655,61</text:p>
          </table:table-cell>
          <table:table-cell table:style-name="ce8" table:formula="of:=SUM([.C2:.C4])" office:value-type="float" office:value="524.488">
            <text:p>524,4880</text:p>
          </table:table-cell>
          <table:table-cell table:style-name="ce8" table:formula="of:=SUM([.D2:.D4])" office:value-type="float" office:value="546.341666666667">
            <text:p>546,3417</text:p>
          </table:table-cell>
          <table:table-cell table:style-name="ce8" table:formula="of:=SUM([.E2:.E4])" office:value-type="float" office:value="109.268333333333">
            <text:p>109,2683</text:p>
          </table:table-cell>
          <table:table-cell table:style-name="ce8" table:formula="of:=SUM([.F2:.F4])" office:value-type="float" office:value="87.4146666666667">
            <text:p>87,4147</text:p>
          </table:table-cell>
          <table:table-cell table:style-name="ce5" table:number-columns-repeated="1018"/>
        </table:table-row>
        <table:table-row table:style-name="ro2">
          <table:table-cell table:number-columns-repeated="2"/>
          <table:table-cell table:style-name="ce9" table:number-columns-repeated="4"/>
          <table:table-cell table:number-columns-repeated="1018"/>
        </table:table-row>
        <table:table-row table:style-name="ro2">
          <table:table-cell office:value-type="string">
            <text:p>10/2014</text:p>
          </table:table-cell>
          <table:table-cell office:value-type="float" office:value="199.98">
            <text:p>199,98</text:p>
          </table:table-cell>
          <table:table-cell table:style-name="ce9" table:formula="of:=[.B7]*0.8" office:value-type="float" office:value="159.984">
            <text:p>159,984</text:p>
          </table:table-cell>
          <table:table-cell table:style-name="ce9" table:formula="of:=[.B7]/1.2" office:value-type="float" office:value="166.65">
            <text:p>166,650</text:p>
          </table:table-cell>
          <table:table-cell table:style-name="ce9" table:formula="of:=[.B7]-[.D7]" office:value-type="float" office:value="33.33">
            <text:p>33,330</text:p>
          </table:table-cell>
          <table:table-cell table:style-name="ce9" table:formula="of:=[.E7]*0.8" office:value-type="float" office:value="26.664">
            <text:p>26,664</text:p>
          </table:table-cell>
          <table:table-cell table:number-columns-repeated="1018"/>
        </table:table-row>
        <table:table-row table:style-name="ro2">
          <table:table-cell office:value-type="string">
            <text:p>11/2014</text:p>
          </table:table-cell>
          <table:table-cell office:value-type="float" office:value="240">
            <text:p>240</text:p>
          </table:table-cell>
          <table:table-cell table:style-name="ce9" table:formula="of:=[.B8]*0.8" office:value-type="float" office:value="192">
            <text:p>192,000</text:p>
          </table:table-cell>
          <table:table-cell table:style-name="ce9" table:formula="of:=[.B8]/1.2" office:value-type="float" office:value="200">
            <text:p>200,000</text:p>
          </table:table-cell>
          <table:table-cell table:style-name="ce9" table:formula="of:=[.B8]-[.D8]" office:value-type="float" office:value="40">
            <text:p>40,000</text:p>
          </table:table-cell>
          <table:table-cell table:style-name="ce9" table:formula="of:=[.E8]*0.8" office:value-type="float" office:value="32">
            <text:p>32,000</text:p>
          </table:table-cell>
          <table:table-cell table:number-columns-repeated="1018"/>
        </table:table-row>
        <table:table-row table:style-name="ro2">
          <table:table-cell office:value-type="string">
            <text:p>12/2014</text:p>
          </table:table-cell>
          <table:table-cell office:value-type="float" office:value="159.98">
            <text:p>159,98</text:p>
          </table:table-cell>
          <table:table-cell table:style-name="ce9" table:formula="of:=[.B9]*0.8" office:value-type="float" office:value="127.984">
            <text:p>127,984</text:p>
          </table:table-cell>
          <table:table-cell table:style-name="ce9" table:formula="of:=[.B9]/1.2" office:value-type="float" office:value="133.316666666667">
            <text:p>133,317</text:p>
          </table:table-cell>
          <table:table-cell table:style-name="ce9" table:formula="of:=[.B9]-[.D9]" office:value-type="float" office:value="26.6633333333333">
            <text:p>26,663</text:p>
          </table:table-cell>
          <table:table-cell table:style-name="ce9" table:formula="of:=[.E9]*0.8" office:value-type="float" office:value="21.3306666666667">
            <text:p>21,33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umar 3. Kvartal</text:p>
          </table:table-cell>
          <table:table-cell table:style-name="ce5" table:formula="of:=SUM([.B7:.B9])" office:value-type="float" office:value="599.96">
            <text:p>599,96</text:p>
          </table:table-cell>
          <table:table-cell table:style-name="ce8" table:formula="of:=SUM([.C7:.C9])" office:value-type="float" office:value="479.968">
            <text:p>479,9680</text:p>
          </table:table-cell>
          <table:table-cell table:style-name="ce8" table:formula="of:=SUM([.D7:.D9])" office:value-type="float" office:value="499.966666666667">
            <text:p>499,9667</text:p>
          </table:table-cell>
          <table:table-cell table:style-name="ce8" table:formula="of:=SUM([.E7:.E9])" office:value-type="float" office:value="99.9933333333333">
            <text:p>99,9933</text:p>
          </table:table-cell>
          <table:table-cell table:style-name="ce8" table:formula="of:=SUM([.F7:.F9])" office:value-type="float" office:value="79.9946666666667">
            <text:p>79,9947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22.01.2015</text:date>, <text:time>18:52:46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Juras</meta:initial-creator>
    <meta:creation-date>2014-10-23T21:03:47.81</meta:creation-date>
    <dc:date>2015-01-22T18:52:46.25</dc:date>
    <dc:creator>Michal Juras</dc:creator>
    <meta:editing-duration>PT44M28S</meta:editing-duration>
    <meta:editing-cycles>6</meta:editing-cycles>
    <meta:generator>OpenOffice/4.0.1$Win32 OpenOffice.org_project/401m5$Build-9714</meta:generator>
    <meta:document-statistic meta:table-count="3" meta:cell-count="54" meta:object-count="0"/>
  </office:meta>
</office:document-meta>
</file>